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35312" officeooo:paragraph-rsid="00035312"/>
    </style:style>
    <style:style style:name="P2" style:family="paragraph" style:parent-style-name="Standard">
      <style:text-properties style:font-name="Arial1" officeooo:rsid="00043e95" officeooo:paragraph-rsid="00035312"/>
    </style:style>
    <style:style style:name="P3" style:family="paragraph" style:parent-style-name="Standard">
      <style:text-properties style:font-name="Arial1" officeooo:rsid="0005e164" officeooo:paragraph-rsid="0005e164"/>
    </style:style>
    <style:style style:name="T1" style:family="text">
      <style:text-properties officeooo:rsid="00043e95"/>
    </style:style>
    <style:style style:name="T2" style:family="text">
      <style:text-properties officeooo:rsid="0005e1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verificaci<text:span text:style-name="T2">ó</text:span>n</text:p>
      <text:p text:style-name="P1"/>
      <text:p text:style-name="P1"><text:span text:style-name="T2">Copiar esta lista en un archivo de texto y llamarlo cajas.json</text:span></text:p>
      <text:p text:style-name="P1"/>
      <text:p text:style-name="P1"/>
      <text:p text:style-name="P1"/>
      <text:p text:style-name="P1"/>
      <text:p text:style-name="P1">Crear un proyecto node</text:p>
      <text:p text:style-name="P1"/>
      <text:p text:style-name="P1">Leer el archivo <text:span text:style-name="T2">generado.</text:span></text:p>
      <text:p text:style-name="P1"/>
      <text:p text:style-name="P1">Procesar <text:span text:style-name="T1">los datos </text:span></text:p>
      <text:p text:style-name="P2"/>
      <text:p text:style-name="P3">Mostrar las cajas con diferencia entre valores y comprobantes.</text:p>
      <text:p text:style-name="P3"/>
      <text:p text:style-name="P3">Bonus: copiar en un nuevo archivo las cajas con diferencia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family-generic="swiss" style:font-pitch="variable" officeooo:rsid="0003531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3T12:49:34.083000000</meta:creation-date>
    <dc:date>2022-08-24T18:29:39.218000000</dc:date>
    <meta:editing-duration>PT2H43M6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7" meta:word-count="43" meta:character-count="268" meta:non-whitespace-character-count="231"/>
  </office:meta>
</office:document-meta>
</file>